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 style:list-style-name="L10"/>
    <style:style style:name="P2" style:family="paragraph" style:parent-style-name="Preformatted_20_Text" style:list-style-name="L4"/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Preformatted_20_Text" style:list-style-name="L4">
      <style:paragraph-properties fo:margin-top="0in" fo:margin-bottom="0in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6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fo:background-color="#ff0000"/>
    </style:style>
    <style:style style:name="T3" style:family="text">
      <style:text-properties fo:background-color="#0000ff"/>
    </style:style>
    <style:style style:name="T4" style:family="text">
      <style:text-properties fo:background-color="transparent"/>
    </style:style>
    <style:style style:name="T5" style:family="text">
      <style:text-properties fo:font-size="14pt" fo:background-color="transparent" style:font-size-asian="14pt" style:font-size-complex="14pt"/>
    </style:style>
    <style:style style:name="T6" style:family="text">
      <style:text-properties fo:font-size="11pt" fo:background-color="transparen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2.75in" fo:text-indent="-0.25in" fo:margin-left="2.75in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3in" fo:text-indent="-0.25in" fo:margin-left="3in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3.25in" fo:text-indent="-0.25in" fo:margin-left="3.25in"/>
        </style:list-level-properties>
      </text:list-level-style-image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一篇HTML</text:h>
      <text:p text:style-name="Standard"/>
      <text:h text:style-name="Heading_20_1" text:outline-level="1">第二篇CSS</text:h>
      <text:p text:style-name="Text_20_body">一、CSS概述</text:p>
      <text:list xml:id="list384792888" text:style-name="L3">
        <text:list-item>
          <text:p text:style-name="P7">样式表定义如何显示 HTML 元素。并且允许同时控制多重页面的样式和布局，网站开发者能为每个 HTML 元素定义样式，并将之应用于任意多的页面中。如需进行全局的更新，只需简单地改变样式，然后网站中的所有元素均会自动地更新。</text:p>
        </text:list-item>
        <text:list-item>
          <text:p text:style-name="P7">样式表指层叠样式表。即类似于同名的全局变量与局部变量，局部变量可覆盖全局变量一样。由外到内样式表拥有四层：</text:p>
          <text:p text:style-name="P7">1）浏览器缺省设置 </text:p>
          <text:p text:style-name="P13">2）外部样式表 ：</text:p>
          <text:list text:style-name="L4">
            <text:list-header>
              <text:p text:style-name="P13">&lt;head&gt;</text:p>
            </text:list-header>
          </text:list>
        </text:list-item>
      </text:list>
      <text:p text:style-name="Preformatted_20_Text"><text:tab/><text:tab/><text:tab/>&lt;<text:span text:style-name="Source_20_Text">link</text:span> rel="stylesheet" type="text/css" href="<text:span text:style-name="Source_20_Text">mystyle.css</text:span>" /&gt;</text:p>
      <text:p text:style-name="P3"><text:tab/><text:tab/>&lt;/head&gt;</text:p>
      <text:list xml:id="list2120165677" text:continue-list="list384792888" text:style-name="L4">
        <text:list-header>
          <text:p text:style-name="P13"/>
          <text:p text:style-name="P13">3）内部样式表（位于 &lt;head&gt; 标签内部） </text:p>
          <text:list text:continue-numbering="true">
            <text:list-header>
              <text:p text:style-name="P4">&lt;head&gt;</text:p>
            </text:list-header>
          </text:list>
        </text:list-header>
      </text:list>
      <text:p text:style-name="Preformatted_20_Text"><text:span text:style-name="Source_20_Text"><text:tab/><text:tab/><text:tab/>&lt;style type="text/css"&gt;</text:span></text:p>
      <text:p text:style-name="Preformatted_20_Text"><text:s text:c="2"/><text:tab/><text:tab/><text:tab/><text:tab/>hr {color: sienna;}</text:p>
      <text:p text:style-name="Preformatted_20_Text"><text:s text:c="2"/><text:tab/><text:tab/><text:tab/><text:tab/>p {margin-left: 20px;}</text:p>
      <text:p text:style-name="Preformatted_20_Text"><text:s text:c="2"/><text:tab/><text:tab/><text:tab/><text:tab/>body {background-image: url("images/back40.gif");}</text:p>
      <text:p text:style-name="Preformatted_20_Text"><text:span text:style-name="Source_20_Text"><text:tab/><text:tab/><text:tab/>&lt;/style&gt;</text:span></text:p>
      <text:p text:style-name="P3"><text:tab/><text:tab/>&lt;/head&gt;</text:p>
      <text:list xml:id="list1053253673" text:continue-numbering="true" text:style-name="L4">
        <text:list-header>
          <text:p text:style-name="P8">4）内联样式（在 HTML 元素内部） </text:p>
          <text:list text:continue-numbering="true">
            <text:list-header>
              <text:p text:style-name="P2">&lt;p <text:span text:style-name="Source_20_Text">style</text:span>="color: sienna; margin-left: 20px"&gt;</text:p>
            </text:list-header>
          </text:list>
        </text:list-header>
      </text:list>
      <text:p text:style-name="Preformatted_20_Text"><text:tab/><text:tab/><text:tab/>This is a paragraph</text:p>
      <text:p text:style-name="P3"><text:tab/><text:tab/>&lt;/p&gt;</text:p>
      <text:list xml:id="list1795182858" text:continue-numbering="true" text:style-name="L4">
        <text:list-header>
          <text:p text:style-name="P8"/>
          <text:p text:style-name="P8">最内部的4）样式可以覆盖之上的所有样式</text:p>
        </text:list-header>
      </text:list>
      <text:p text:style-name="Text_20_body"/>
      <text:p text:style-name="Text_20_body">二、CSS语法</text:p>
      <text:p text:style-name="Text_20_body"/>
      <text:p text:style-name="Text_20_body">CSS表由多个“规则”组成，</text:p>
      <text:list xml:id="list406120667" text:style-name="L10">
        <text:list-item>
          <text:p text:style-name="P10">基础规则语法：<text:span text:style-name="T2">应用于一种标签</text:span></text:p>
          <text:p text:style-name="P10"><text:s/>selector {declaration1; declaration2; ... declarationN }</text:p>
          <text:p text:style-name="P10">1）selector为html某种元素</text:p>
          <text:p text:style-name="P10">2）每个 declaration由一对k：v组成，表示一项样式</text:p>
          <text:list>
            <text:list-header>
              <text:p text:style-name="P10">如：h1 {color:red; font-size:14px;}</text:p>
            </text:list-header>
          </text:list>
          <text:p text:style-name="P10">3）value为字符串时，需要加””</text:p>
          <text:p text:style-name="P10">4）规则中可以无限制使用空格，不会影响 CSS 在浏览器的工作效果</text:p>
          <text:p text:style-name="P10">5）CSS 对大小写不敏感，但与HTML相关的class 和 id 名称对大小写是敏感的。</text:p>
        </text:list-item>
        <text:list-item>
          <text:p text:style-name="P10">规则分组：<text:span text:style-name="T2">应用于多种标签</text:span></text:p>
          <text:p text:style-name="P10">即对一组多个 selector设定相同的属性</text:p>
          <text:p text:style-name="P10">如：</text:p>
          <text:p text:style-name="P10"><text:span text:style-name="Source_20_Text">h1,h2,h3,h4,h5,h6</text:span> {</text:p>
        </text:list-item>
      </text:list>
      <text:p text:style-name="Preformatted_20_Text"><text:s text:c="2"/><text:tab/><text:tab/>color: green;</text:p>
      <text:p text:style-name="P3"><text:s/><text:tab/> }</text:p>
      <text:list xml:id="list34203338" text:continue-numbering="true" text:style-name="L10">
        <text:list-item>
          <text:p text:style-name="P10">派生选择器：<text:span text:style-name="T2">应用于标签中的某一部分</text:span></text:p>
          <text:p text:style-name="P10">派生选择器根据它所应用到的位置来应用样式。</text:p>
          <text:p text:style-name="P10">甚至还可以为某个元素的子集设定样式。例如：</text:p>
          <text:p text:style-name="P1">strong {//放在哪里，哪里就是red</text:p>
        </text:list-item>
      </text:list>
      <text:p text:style-name="Preformatted_20_Text"><text:s text:c="5"/><text:tab/><text:tab/>color: red;</text:p>
      <text:p text:style-name="Preformatted_20_Text"><text:s text:c="5"/><text:tab/>}</text:p>
      <text:p text:style-name="Preformatted_20_Text"/>
      <text:p text:style-name="Preformatted_20_Text"><text:tab/>h2 {</text:p>
      <text:p text:style-name="Preformatted_20_Text"><text:s text:c="5"/><text:tab/><text:tab/>color: red;</text:p>
      <text:p text:style-name="Preformatted_20_Text"><text:s text:c="5"/><text:tab/>}</text:p>
      <text:p text:style-name="Preformatted_20_Text"/>
      <text:p text:style-name="Preformatted_20_Text"><text:span text:style-name="Source_20_Text"><text:tab/>h2 strong</text:span> {//只在h2元素中生效，作为更局部变量，会覆盖上面的red的&lt;strong&gt;</text:p>
      <text:p text:style-name="Preformatted_20_Text"><text:s text:c="5"/><text:tab/><text:tab/>color: blue;</text:p>
      <text:p text:style-name="P3"><text:s text:c="5"/><text:tab/>}</text:p>
      <text:p text:style-name="P3"><text:soft-page-break/><text:span text:style-name="T1"><text:tab/></text:span>&lt;p&gt;The strongly emphasized word in this paragraph is&lt;strong&gt;<text:span text:style-name="T2">red</text:span>&lt;/strong&gt;.&lt;/p&gt;</text:p>
      <text:p text:style-name="P3"><text:tab/>&lt;h2&gt;This subhead is also red.&lt;/h2&gt;</text:p>
      <text:p text:style-name="P3"><text:span text:style-name="Source_20_Text"><text:tab/>&lt;h2&gt;</text:span>The strongly emphasized word in this subhead is<text:span text:style-name="Source_20_Text">&lt;strong&gt;</text:span><text:span text:style-name="T3">blue</text:span><text:span text:style-name="Source_20_Text">&lt;/strong&gt;</text:span>.<text:span text:style-name="Source_20_Text">&lt;/h2&gt;</text:span></text:p>
      <text:p text:style-name="P3"/>
      <text:list xml:id="list272872480" text:continue-numbering="true" text:style-name="L10">
        <text:list-item>
          <text:p text:style-name="P10">id选择器：<text:span text:style-name="T2">应用于某个标签</text:span></text:p>
          <text:p text:style-name="P10">id选择器可以应用于某种selector对应id的某个selector。常常用于定义派生选择器</text:p>
          <text:p text:style-name="P10">语法为：<text:span text:style-name="Source_20_Text">#red</text:span> {color:red;}</text:p>
        </text:list-item>
        <text:list-item>
          <text:p text:style-name="P10">class选择器：<text:span text:style-name="T2">应用于相同“class”属性的标签</text:span></text:p>
          <text:p text:style-name="P10"><text:span text:style-name="T4">以点号开头，语法为：</text:span><text:span text:style-name="Source_20_Text"><text:span text:style-name="T4">.center</text:span></text:span><text:span text:style-name="T4"> {text-align: center}</text:span></text:p>
        </text:list-item>
      </text:list>
      <text:p text:style-name="Text_20_body"><text:span text:style-name="T4"><text:tab/>应用举例：</text:span></text:p>
      <text:p text:style-name="Text_20_body"><text:span text:style-name="T4"><text:tab/><text:tab/>&lt;h1 </text:span><text:span text:style-name="Source_20_Text"><text:span text:style-name="T4">class="center"</text:span></text:span><text:span text:style-name="T4">&gt;</text:span></text:p>
      <text:p text:style-name="Preformatted_20_Text"><text:tab/><text:tab/><text:tab/>This heading will be center-aligned</text:p>
      <text:p text:style-name="Preformatted_20_Text"><text:tab/><text:tab/>&lt;/h1&gt;</text:p>
      <text:p text:style-name="Preformatted_20_Text"/>
      <text:p text:style-name="Preformatted_20_Text"><text:tab/><text:tab/>&lt;p <text:span text:style-name="Source_20_Text">class="center"</text:span>&gt;</text:p>
      <text:p text:style-name="Preformatted_20_Text"><text:tab/><text:tab/><text:tab/>This paragraph will also be center-aligned.</text:p>
      <text:p text:style-name="P3"><text:tab/><text:tab/>&lt;/p&gt;</text:p>
      <text:p text:style-name="Text_20_body"><text:span text:style-name="T4"/></text:p>
      <text:list xml:id="list1473540135" text:continue-numbering="true" text:style-name="L10">
        <text:list-header>
          <text:p text:style-name="P10"><text:span text:style-name="T4">1）class选择器也可以应用于派生选择器</text:span></text:p>
          <text:p text:style-name="P10"><text:span text:style-name="T4">2）</text:span><text:span text:style-name="Source_20_Text"><text:span text:style-name="Strong_20_Emphasis"><text:span text:style-name="T4">元素也可以基于它们的类而被选择：如</text:span></text:span></text:span><text:span text:style-name="Source_20_Text"><text:span text:style-name="T4">td.center</text:span></text:span><text:span text:style-name="T4"> </text:span></text:p>
          <text:p text:style-name="P10"><text:span text:style-name="T4"/></text:p>
        </text:list-header>
        <text:list-item>
          <text:p text:style-name="P10"><text:span text:style-name="T4">属性选择器：应用于具有同一个属性的所有标签</text:span></text:p>
          <text:p text:style-name="P10"><text:span text:style-name="T4"/></text:p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list xml:id="list954862745" text:continue-numbering="true" text:style-name="L10">
        <text:list-header>
          <text:p text:style-name="P10"><text:span text:style-name="Strong_20_Emphasis"><text:span text:style-name="T6"/></text:span></text:p>
          <text:p text:style-name="P10"/>
        </text:list-header>
      </text:list>
      <text:p text:style-name="Text_20_body"/>
      <text:p text:style-name="Text_20_body"/>
      <text:list xml:id="list908355092" text:continue-numbering="true" text:style-name="L10">
        <text:list-item>
          <text:p text:style-name="P10"/>
        </text:list-item>
      </text:list>
      <text:p text:style-name="Text_20_body"/>
      <text:p text:style-name="Text_20_body">三、CSS属性集合</text:p>
      <text:list xml:id="list850357709" text:style-name="L6">
        <text:list-item>
          <text:p text:style-name="P9">颜色</text:p>
          <text:p text:style-name="P9">1)p{color:red;}</text:p>
          <text:p text:style-name="P9">2)p{color:#ffffff;}</text:p>
          <text:p text:style-name="P9">3)p{color:<text:span text:style-name="Source_20_Text">rgb(255,0,0)</text:span>;}</text:p>
          <text:p text:style-name="P9">4)p{color:<text:span text:style-name="Source_20_Text">rgb(100%,0%,0%)</text:span>;}</text:p>
          <text:p text:style-name="P9">5)p{background:#ffffff;}</text:p>
          <text:p text:style-name="P9"/>
        </text:list-item>
        <text:list-item>
          <text:p text:style-name="P9">字体</text:p>
          <text:p text:style-name="P9">1)p {font-family: <text:span text:style-name="Source_20_Text">"sans serif"</text:span>;}</text:p>
          <text:p text:style-name="P9">2)p {font-size:14px;}</text:p>
          <text:p text:style-name="P9"><text:span text:style-name="Source_20_Text"/></text:p>
        </text:list-item>
        <text:list-item>
          <text:p text:style-name="P9">对齐方式</text:p>
          <text:p text:style-name="P9">1)p {text-align:center<text:span text:style-name="Source_20_Text">;}</text:span></text:p>
          <text:p text:style-name="P9"><text:span text:style-name="Source_20_Text">2)p {margin: 0;}<text:tab/>margin表示外边距</text:span></text:p>
          <text:p text:style-name="P9"><text:span text:style-name="Source_20_Text">3)p {padding: 0;}<text:tab/>padding表示内边距，内部空白</text:span></text:p>
        </text:list-item>
        <text:list-item>
          <text:p text:style-name="P9"><text:span text:style-name="Source_20_Text"/></text:p>
        </text:list-item>
        <text:list-item>
          <text:p text:style-name="P9"/>
        </text:list-item>
        <text:list-item>
          <text:p text:style-name="P9"><text:s/></text:p>
        </text:list-item>
        <text:list-item>
          <text:p text:style-name="P9"/>
        </text:list-item>
      </text:list>
      <text:h text:style-name="Heading_20_1" text:outline-level="1"><text:soft-page-break/>第四篇JQuery</text:h>
      <text:p text:style-name="Standard"/>
      <text:p text:style-name="Standard">一、Jquery概述：</text:p>
      <text:p text:style-name="Standard"><text:tab/>Jquery是一个 JavaScript 函数库。它把所有静态html对象通过$()转换成jquery对象，然后通过操作jquery对象来操作html对象。这样达到在浏览器端直接处理某些用户操作的目的。</text:p>
      <text:p text:style-name="Standard"><text:tab/>jquery代码一般都是以事件处理函数的形式出现。</text:p>
      <text:p text:style-name="Standard"/>
      <text:p text:style-name="Standard">二、Jquery具体功能：</text:p>
      <text:list xml:id="list777716551" text:style-name="L1">
        <text:list-item>
          <text:p text:style-name="P11">HTML 元素选取 </text:p>
        </text:list-item>
        <text:list-item>
          <text:p text:style-name="P11">HTML 元素操作 </text:p>
        </text:list-item>
        <text:list-item>
          <text:p text:style-name="P11">CSS 操作 </text:p>
        </text:list-item>
        <text:list-item>
          <text:p text:style-name="P11">HTML 事件函数 </text:p>
        </text:list-item>
        <text:list-item>
          <text:p text:style-name="P11">JavaScript 特效和动画 </text:p>
        </text:list-item>
        <text:list-item>
          <text:p text:style-name="P11">HTML DOM 遍历和修改 </text:p>
        </text:list-item>
        <text:list-item>
          <text:p text:style-name="P11">AJAX </text:p>
        </text:list-item>
        <text:list-item>
          <text:p text:style-name="P5">Utilities </text:p>
        </text:list-item>
      </text:list>
      <text:p text:style-name="Standard"/>
      <text:p text:style-name="Standard"/>
      <text:p text:style-name="Standard">三、Jquery编程规范</text:p>
      <text:p text:style-name="Standard"/>
      <text:list xml:id="list352759849" text:style-name="L2">
        <text:list-item>
          <text:p text:style-name="P12">把所有 jQuery 代码置于事件处理函数中 </text:p>
        </text:list-item>
        <text:list-item>
          <text:p text:style-name="P12">把所有事件处理函数置于文档就绪事件处理器中 </text:p>
        </text:list-item>
        <text:list-item>
          <text:p text:style-name="P12">把 jQuery 代码置于单独的 .js 文件中 </text:p>
        </text:list-item>
        <text:list-item>
          <text:p text:style-name="P6">如果存在名称冲突，则重命名 jQuery 库 （no-conflict）</text:p>
        </text:list-item>
      </text:list>
      <text:p text:style-name="Standard"/>
      <text:p text:style-name="Standard">四、jQuery对AJAX的支持</text:p>
      <text:p text:style-name="Standard">因为不同浏览器对AJAX的实现不同，所以如果直接使用AJAX编程并不容易，需要大量的测试，而jQuery封装了这些不同，所以我们可以直接使用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Lohit Devanagari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5in" fo:page-height="15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27T20:31:15</meta:creation-date>
    <dc:date>2013-07-31T02:56:19</dc:date>
    <meta:editing-duration>PT73H07M28S</meta:editing-duration>
    <meta:editing-cycles>95</meta:editing-cycles>
    <meta:generator>OpenOffice.org/3.2$Linux OpenOffice.org_project/320m19$Build-9505</meta:generator>
    <meta:document-statistic meta:table-count="0" meta:image-count="0" meta:object-count="0" meta:page-count="3" meta:paragraph-count="104" meta:word-count="676" meta:character-count="2444"/>
  </office:meta>
</office:document-meta>
</file>